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table:number-columns-repeated="11"/>
          <table:table-cell table:style-name="Default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 table:number-rows-repeated="4">
          <table:table-cell table:style-name="Default" table:number-columns-repeated="16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1:24:57.079052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4T21:29:04.714327657</dc:date>
    <meta:editing-duration>PT51M39S</meta:editing-duration>
    <meta:editing-cycles>12</meta:editing-cycles>
    <meta:generator>LibreOffice/5.1.6.2$Linux_X86_64 LibreOffice_project/10m0$Build-2</meta:generator>
    <meta:document-statistic meta:table-count="1" meta:cell-count="88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